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5">
      <style:paragraph-properties fo:margin-top="0in" fo:margin-bottom="0in"/>
    </style:style>
    <style:style style:name="P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Overflow and Underflow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the concept of <text:span text:style-name="T1">overflow</text:span> and <text:span text:style-name="T1">underflow</text:span>,</text:p>
        </text:list-item>
        <text:list-item>
          <text:p text:style-name="P1">To give an example of the <text:span text:style-name="NormalTok">MaxValue</text:span> and <text:span text:style-name="NormalTok">MinValue</text:span> constants,</text:p>
        </text:list-item>
        <text:list-item>
          <text:p text:style-name="P1">To exemplify the care required when performing mathematical calculations with programs,</text:p>
        </text:list-item>
        <text:list-item>
          <text:p text:style-name="P1">(Optional) To illustrate the <text:span text:style-name="NormalTok">String</text:span><text:span text:style-name="OperatorTok">.</text:span><text:span text:style-name="FunctionTok">Format</text:span> method.</text:p>
        </text:list-item>
      </text:list>
      <text:h text:style-name="Heading_20_1" text:outline-level="1"><text:bookmark-start text:name="overflow"/>Overflow<text:bookmark-end text:name="overflow"/></text:h>
      <text:h text:style-name="Heading_20_2" text:outline-level="2"><text:bookmark-start text:name="warm-up"/>Warm Up<text:bookmark-end text:name="warm-up"/></text:h>
      <text:p text:style-name="First_20_paragraph">To begin with a general introduction of overflow, please <text:a xlink:type="simple" xlink:href="https://csci-1301.github.io/book.html#overflow" office:name=""><text:span text:style-name="Definition">read the relevant section</text:span></text:a>. Do execute the code shared in this section, and make sure you have a general understanding of what overflowing means before proceeding. If you are unsure, reading <text:a xlink:type="simple" xlink:href="https://en.wikipedia.org/wiki/Integer_overflow" office:name=""><text:span text:style-name="Definition">about integer overflow on wikipedia</text:span></text:a> can help.</text:p>
      <text:p text:style-name="Text_20_body">We will now enter a surprising world where</text:p>
      <text:list text:style-name="L2">
        <text:list-item>
          <text:p text:style-name="P2">a number can be equal to itself plus one,</text:p>
        </text:list-item>
        <text:list-item>
          <text:p text:style-name="P2">a number plus one can be <text:span text:style-name="T1">less</text:span> than the number itself,</text:p>
        </text:list-item>
        <text:list-item>
          <text:p text:style-name="P2">a number multiplied by two and then divided by two is the same as the number multiplied by two.</text:p>
        </text:list-item>
      </text:list>
      <text:p text:style-name="First_20_paragraph">Now, <text:a xlink:type="simple" xlink:href="labs/OverflowAndUnderflow/Overflow.zip" office:name=""><text:span text:style-name="Definition">download</text:span></text:a> and execute the “Overflow” solution, then answer the following questions:</text:p>
      <text:list text:style-name="L3">
        <text:list-item>
          <text:p text:style-name="P3">What is the maximum value that can be stored in an <text:span text:style-name="DataTypeTok">int</text:span>?</text:p>
        </text:list-item>
        <text:list-item>
          <text:p text:style-name="P3">What <text:span text:style-name="T1">should</text:span> be the result of adding one to the maximum value that can be stored in an <text:span text:style-name="DataTypeTok">int</text:span>?</text:p>
        </text:list-item>
        <text:list-item>
          <text:p text:style-name="P3">What is the result actually displayed by C#?</text:p>
        </text:list-item>
      </text:list>
      <text:p text:style-name="First_20_paragraph">Then, answer the same questions for the <text:span text:style-name="DataTypeTok">float</text:span> and <text:span text:style-name="DataTypeTok">double</text:span> datatypes.</text:p>
      <text:h text:style-name="Heading_20_2" text:outline-level="2"><text:bookmark-start text:name="cs-checks"/>C#’s Checks<text:bookmark-end text:name="cs-checks"/></text:h>
      <text:p text:style-name="First_20_paragraph">We will now study some of the safe-guards against overflowing that are implemented in C#. <text:span text:style-name="T2">Note that some of those checks have been deactivated by the </text:span><text:span text:style-name="KeywordTok">unchecked</text:span><text:span text:style-name="T2"> command at the beginning of our project. Make sure to complete the following section </text:span><text:span text:style-name="T3">outside</text:span><text:span text:style-name="T2"> of </text:span><text:span text:style-name="KeywordTok">unchecked</text:span><text:span text:style-name="T2">’s scope (i.e., after it).</text:span></text:p>
      <text:list text:style-name="L4">
        <text:list-item>
          <text:p text:style-name="P4">Enter the following statements in your program:</text:p>
          <text:p text:style-name="P5">int int_max_value_plus_one_bis = int.MaxValue + 1;</text:p>
          <text:p text:style-name="P4">You should receive an error message. Reads it and try to understand what C# is warning you against.</text:p>
        </text:list-item>
        <text:list-item>
          <text:p text:style-name="P4">Isn’t that weird that C# let go</text:p>
          <text:p text:style-name="P6">int int_max_value_ter = int.MaxValue;</text:p>
          <text:p text:style-name="P7">int int_max_value_plus_one_ter = int_max_value_ter + 1;</text:p>
          <text:p text:style-name="P4">(even outside an <text:span text:style-name="KeywordTok">unchecked</text:span> environment, you can try it) not the previous statement? This is because, by default, arithmetic operations on <text:span text:style-name="DataTypeTok">int</text:span> are “<text:a xlink:type="simple" xlink:href="https://learn.microsoft.com/en-us/dotnet/csharp/language-reference/statements/checked-and-unchecked" office:name=""><text:span text:style-name="Definition">unchecked</text:span></text:a>”. To check it, use</text:p>
          <text:p text:style-name="P8">int int_max_value = int.MaxValue; </text:p>
          <text:p text:style-name="P9">int int_max_value_plus_one = checked(int_max_value + 1); // Note the "checked(…)".</text:p>
          <text:p text:style-name="P4">What happens when you try to compile and run this program?</text:p>
        </text:list-item>
        <text:list-item>
          <text:p text:style-name="P4">Note that our program does not gives the result of adding one to the maximum value that can get assigned to a <text:span text:style-name="DataTypeTok">decimal</text:span>. Try to display on the screen the result of adding one to <text:span text:style-name="DataTypeTok">decimal</text:span><text:span text:style-name="OperatorTok">.</text:span><text:span text:style-name="FunctionTok">MaxValue</text:span> (both inside and outside the <text:span text:style-name="KeywordTok">unchecked</text:span> environment).</text:p>
        </text:list-item>
      </text:list>
      <text:h text:style-name="Heading_20_2" text:outline-level="2"><text:bookmark-start text:name="strange-mathematical-properties"/>Strange Mathematical Properties<text:bookmark-end text:name="strange-mathematical-properties"/></text:h>
      <text:p text:style-name="First_20_paragraph">Circling back to our prompt in the Warm up section, enter in the following table the value(s) and datatype(s) for <text:span text:style-name="NormalTok">x</text:span>, <text:span text:style-name="NormalTok">y</text:span> and <text:span text:style-name="NormalTok">z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Value(s)</text:p>
            </table:table-cell>
            <table:table-cell table:style-name="TableHeaderRowCell" office:value-type="string">
              <text:p text:style-name="Table_20_Heading">Datatype(s)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x</text:span> is equal to <text:span text:style-name="NormalTok">x</text:span>+1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NormalTok">y</text:span> +1 is less than <text:span text:style-name="NormalTok">y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NormalTok">z</text:span> * 2 / 2 is equal to <text:span text:style-name="NormalTok">z</text:span> times 2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First_20_paragraph">Note that <text:span text:style-name="DataTypeTok">int</text:span><text:span text:style-name="OperatorTok">.</text:span><text:span text:style-name="FunctionTok">MinValue</text:span> can similarly be used to produce strange mathematical properties of the same kind.</text:p>
      <text:p text:style-name="Text_20_body">As funny or interesting those strange behaviour may seem, overflow errors actually caused death and millions of dollars of losses repeatedly, as you can read for instance <text:a xlink:type="simple" xlink:href="https://medium.com/@jollyfish/integer-overflow-underflow-and-floating-point-imprecision-6ba869a99033#73a3" office:name=""><text:span text:style-name="Definition">in this blog post</text:span></text:a>.</text:p>
      <text:h text:style-name="Heading_20_1" text:outline-level="1"><text:bookmark-start text:name="underflow"/>Underflow<text:bookmark-end text:name="underflow"/></text:h>
      <text:p text:style-name="First_20_paragraph">Most of what we wrote about overflow is also true of <text:span text:style-name="T1">under</text:span> flow, and you can read about it <text:a xlink:type="simple" xlink:href="https://csci-1301.github.io/book.html#underflow" office:name=""><text:span text:style-name="Definition">in the lecture notes</text:span></text:a>. In a nutshell, you can witness it by executing a statement such as</text:p>
      <text:p text:style-name="P10">Console.WriteLine(0.00000000000000001f * 0.00000000000000001f);</text:p>
      <text:p text:style-name="First_20_paragraph">Which should display <text:span text:style-name="FloatTok">1e-34</text:span> but actually displays <text:span text:style-name="FloatTok">9.999999E-35</text:span>. As you can see, a rounding error took place because C# did not have enough “room” to store all the information. Another interesting example is given by the following loop:</text:p>
      <text:p text:style-name="P11">float x = int.MaxValue;</text:p>
      <text:p text:style-name="P12">while (x &gt; 0)</text:p>
      <text:p text:style-name="P13">{</text:p>
      <text:p text:style-name="P14"><text:s text:c="4"/>Console.Write(x + " ");</text:p>
      <text:p text:style-name="P15"><text:s text:c="4"/>x = x / 2;</text:p>
      <text:p text:style-name="P16">}</text:p>
      <text:p text:style-name="P17">Console.WriteLine(x);</text:p>
      <text:p text:style-name="First_20_paragraph">Note that this loop should <text:span text:style-name="T1">never</text:span> exit: no matter how large <text:span text:style-name="NormalTok">x</text:span> is, dividing it by two repeatedly should never make it <draw:frame draw:style-name="fr1" text:anchor-type="as-char"><draw:object xlink:href="Formula-0/" xlink:type="simple" xlink:show="embed" xlink:actuate="onLoad"/></draw:frame>! Can you tell after how many iterations will this loop terminate?</text:p>
      <text:h text:style-name="Heading_20_1" text:outline-level="1"><text:bookmark-start text:name="optional-string-formatting"/>(Optional) String Formatting<text:bookmark-end text:name="optional-string-formatting"/></text:h>
      <text:p text:style-name="First_20_paragraph">As you may have noticed, our program uses the <text:span text:style-name="NormalTok">String</text:span><text:span text:style-name="OperatorTok">.</text:span><text:span text:style-name="FunctionTok">Format</text:span> method to display nicely the information. You can read about this method <text:a xlink:type="simple" xlink:href="https://learn.microsoft.com/en-us/dotnet/api/system.string.format?view=net-7.0#the-format-method-in-brief" office:name=""><text:span text:style-name="Definition">in the official documentation</text:span></text:a>.</text:p>
      <text:p text:style-name="Text_20_body">Compile and execute the following code:</text:p>
      <text:p text:style-name="P18">string value = String.Format("|{0,-20:C}|{0,20:C}|{0,10:C}|{0,20:P}|{1}", 126347.89m, "test");</text:p>
      <text:p text:style-name="P19">Console.WriteLine(value);</text:p>
      <text:p text:style-name="First_20_paragraph">Explain the role of:</text:p>
      <text:list text:style-name="L5">
        <text:list-item>
          <text:p text:style-name="P20">the first digit (either <text:span text:style-name="DecValTok">0</text:span> or <text:span text:style-name="DecValTok">1</text:span>) between the braces,</text:p>
        </text:list-item>
        <text:list-item>
          <text:p text:style-name="P20">the second number (<text:span text:style-name="OperatorTok">-</text:span><text:span text:style-name="DecValTok">20</text:span>, <text:span text:style-name="DecValTok">20</text:span>, <text:span text:style-name="DecValTok">10</text:span>, …) between the braces,</text:p>
        </text:list-item>
        <text:list-item>
          <text:p text:style-name="P20">the last character (<text:span text:style-name="NormalTok">C</text:span>, <text:span text:style-name="NormalTok">P</text:span>) between the braces.</text:p>
        </text:list-item>
      </text:list>
      <text:p text:style-name="First_20_paragraph">Note that the previous statement could have been replaced by</text:p>
      <text:p text:style-name="P21">Console.WriteLine("|{0,-20:C}|{0,20:C}|{0,10:C}|{0,20:P}|{1}", 126347.89m, "test");</text:p>
      <text:p text:style-name="First_20_paragraph">as <text:span text:style-name="NormalTok">Console</text:span><text:span text:style-name="OperatorTok">.</text:span><text:span text:style-name="FunctionTok">WriteLine</text:span> can process “composite format strings”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verflow and Underflow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33Z</meta:creation-date>
    <dc:date>2023-01-18T00:48:33Z</dc:date>
    <meta:user-defined meta:name="date" meta:value-type="string">January  17, 2023 (07:4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